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1C20BB6B4D3AB91.png" manifest:media-type="image/png"/>
  <manifest:file-entry manifest:full-path="Pictures/10000001000001E6000002006DEB4C2F1DE6A313.png" manifest:media-type="image/png"/>
  <manifest:file-entry manifest:full-path="Pictures/1000000100000200000001C4E246F8DB77EE6A1B.png" manifest:media-type="image/png"/>
  <manifest:file-entry manifest:full-path="Pictures/100000010000019000000190B9D97CCFD863584B.png" manifest:media-type="image/png"/>
  <manifest:file-entry manifest:full-path="Pictures/10000001000001AC00000200D3C33C10E7CC43E1.png" manifest:media-type="image/png"/>
  <manifest:file-entry manifest:full-path="Pictures/100000010000008000000080070FF97CCD7BC6F7.png" manifest:media-type="image/png"/>
  <manifest:file-entry manifest:full-path="Pictures/10000001000000F0000000F09A75825DE3E7A5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698cm" fo:min-width="6.19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ot" svg:stroke-width="0.159cm" svg:stroke-color="#000000" draw:marker-start-width="0.438cm" draw:marker-end-width="0.438cm" svg:stroke-linecap="butt" draw:fill-color="#ffffff" draw:textarea-horizontal-align="justify" draw:textarea-vertical-align="middle" draw:auto-grow-height="false" fo:min-height="3.198cm" fo:min-width="3.698cm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3.69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3cm" fo:min-width="1.449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3cm" fo:min-width="1.699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draw:stroke="dash" draw:stroke-dash="Dot" svg:stroke-width="0.159cm" svg:stroke-color="#000000" draw:marker-start-width="0.438cm" draw:marker-end-width="0.438cm" svg:stroke-linecap="butt" draw:fill-color="#ffffff" draw:textarea-horizontal-align="justify" draw:textarea-vertical-align="middle" draw:auto-grow-height="false" fo:min-height="3.092cm" fo:min-width="3.59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ize="20pt" fo:background-color="#ffffff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Liberation Serif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7" style:family="paragraph">
      <style:text-properties style:font-name="Liberation Serif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 fo:font-size="20pt" fo:background-color="#ffffff" style:font-size-asian="20pt" style:font-size-complex="20pt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75cm" svg:height="4cm" svg:x="12.9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3.5cm" svg:x="1.25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73cm" svg:height="1.034cm" svg:x="1.75cm" svg:y="6.816cm">
          <draw:text-box>
            <text:p><text:span text:style-name="T1">Comp</text:span><text:span text:style-name="T1">iler</text:span></text:p>
          </draw:text-box>
        </draw:frame>
        <draw:frame draw:style-name="gr4" draw:text-style-name="P3" draw:layer="layout" svg:width="2.303cm" svg:height="2.303cm" svg:x="2.197cm" svg:y="8.047cm">
          <draw:image xlink:href="Pictures/10000001000000F0000000F09A75825DE3E7A54B.png" xlink:type="simple" xlink:show="embed" xlink:actuate="onLoad" draw:mime-type="image/png">
            <text:p/>
          </draw:image>
        </draw:frame>
        <draw:custom-shape draw:style-name="gr5" draw:text-style-name="P1" draw:layer="layout" svg:width="4.25cm" svg:height="3.5cm" svg:x="6.75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29cm" svg:height="1.034cm" svg:x="7.15cm" svg:y="6.816cm">
          <draw:text-box>
            <text:p><text:span text:style-name="T1">Ass</text:span><text:span text:style-name="T1">emb</text:span><text:span text:style-name="T1">ler</text:span></text:p>
          </draw:text-box>
        </draw:frame>
        <draw:frame draw:style-name="gr4" draw:text-style-name="P3" draw:layer="layout" svg:width="2.821cm" svg:height="2.821cm" svg:x="7.5cm" svg:y="7.845cm">
          <draw:image xlink:href="Pictures/100000010000008000000080070FF97CCD7BC6F7.png" xlink:type="simple" xlink:show="embed" xlink:actuate="onLoad" draw:mime-type="image/png">
            <text:p/>
          </draw:image>
        </draw:frame>
        <draw:custom-shape draw:style-name="gr5" draw:text-style-name="P1" draw:layer="layout" svg:width="4.25cm" svg:height="3.5cm" svg:x="12.25cm" svg:y="7.3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59cm" svg:height="1.034cm" svg:x="12.8cm" svg:y="6.782cm">
          <draw:text-box>
            <text:p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o</text:span><text:span text:style-name="T1">r</text:span></text:p>
          </draw:text-box>
        </draw:frame>
        <draw:custom-shape draw:style-name="gr6" draw:text-style-name="P4" draw:layer="layout" svg:width="2cm" svg:height="2.25cm" svg:x="2.4cm" svg:y="3.6cm">
          <text:p text:style-name="P3"><text:span text:style-name="T2">test</text:span></text:p>
          <text:p text:style-name="P3"><text:span text:style-name="T2">case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.35cm" svg:y1="6cm" svg:x2="3.35cm" svg:y2="7cm">
          <text:p/>
        </draw:line>
        <draw:line draw:style-name="gr7" draw:text-style-name="P5" draw:layer="layout" svg:x1="5.5cm" svg:y1="9.1cm" svg:x2="6.75cm" svg:y2="9.1cm">
          <text:p/>
        </draw:line>
        <draw:line draw:style-name="gr7" draw:text-style-name="P5" draw:layer="layout" svg:x1="11cm" svg:y1="9.1cm" svg:x2="12.25cm" svg:y2="9.1cm">
          <text:p/>
        </draw:line>
        <draw:custom-shape draw:style-name="gr8" draw:text-style-name="P4" draw:layer="layout" svg:width="2.25cm" svg:height="2.25cm" svg:x="5cm" svg:y="9.85cm">
          <text:p text:style-name="P3"><text:span text:style-name="T2">nasm</text:span></text:p>
          <text:p text:style-name="P3"><text:span text:style-name="T2">code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2.25cm" svg:height="2.25cm" svg:x="10.5cm" svg:y="9.85cm">
          <text:p text:style-name="P3"><text:span text:style-name="T2">ELF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1.75cm" svg:height="2.093cm" svg:x="13.439cm" svg:y="3.826cm">
          <draw:image xlink:href="Pictures/10000001000001AC00000200D3C33C10E7CC43E1.png" xlink:type="simple" xlink:show="embed" xlink:actuate="onLoad" draw:mime-type="image/png">
            <text:p/>
          </draw:image>
        </draw:frame>
        <draw:line draw:style-name="gr7" draw:text-style-name="P5" draw:layer="layout" svg:x1="14.25cm" svg:y1="6cm" svg:x2="14.25cm" svg:y2="7cm">
          <text:p/>
        </draw:line>
        <draw:frame draw:style-name="gr3" draw:text-style-name="P6" draw:layer="layout" svg:width="1.958cm" svg:height="1.034cm" svg:x="13.35cm" svg:y="2.85cm">
          <draw:text-box>
            <text:p><text:span text:style-name="T2">in</text:span><text:span text:style-name="T2">p</text:span><text:span text:style-name="T2">ut</text:span></text:p>
          </draw:text-box>
        </draw:frame>
        <draw:frame draw:style-name="gr4" draw:text-style-name="P3" draw:layer="layout" svg:width="1.75cm" svg:height="2.093cm" svg:x="17.75cm" svg:y="8.007cm">
          <draw:image xlink:href="Pictures/10000001000001AC00000200D3C33C10E7CC43E1.png" xlink:type="simple" xlink:show="embed" xlink:actuate="onLoad" draw:mime-type="image/png">
            <text:p/>
          </draw:image>
        </draw:frame>
        <draw:line draw:style-name="gr7" draw:text-style-name="P5" draw:layer="layout" svg:x1="16.5cm" svg:y1="9.1cm" svg:x2="17.75cm" svg:y2="9.1cm">
          <text:p/>
        </draw:line>
        <draw:frame draw:style-name="gr3" draw:text-style-name="P6" draw:layer="layout" svg:width="2.314cm" svg:height="1.034cm" svg:x="17.336cm" svg:y="6.816cm">
          <draw:text-box>
            <text:p><text:span text:style-name="T2">output</text:span></text:p>
          </draw:text-box>
        </draw:frame>
        <draw:frame draw:style-name="gr4" draw:text-style-name="P3" draw:layer="layout" svg:width="1.184cm" svg:height="1.184cm" svg:x="18cm" svg:y="4cm">
          <draw:image xlink:href="Pictures/100000010000019000000190B9D97CCFD863584B.png" xlink:type="simple" xlink:show="embed" xlink:actuate="onLoad" draw:mime-type="image/png">
            <text:p/>
          </draw:image>
        </draw:frame>
        <draw:line draw:style-name="gr7" draw:text-style-name="P5" draw:layer="layout" svg:x1="18.6cm" svg:y1="7cm" svg:x2="18.6cm" svg:y2="5.5cm">
          <text:p/>
        </draw:line>
        <draw:frame draw:style-name="gr9" draw:text-style-name="P2" draw:layer="layout" svg:width="3.093cm" svg:height="1.034cm" svg:x="14.941cm" svg:y="1.65cm">
          <draw:text-box>
            <text:p><text:span text:style-name="T1">Judge</text:span></text:p>
          </draw:text-box>
        </draw:frame>
        <draw:frame draw:style-name="gr3" draw:text-style-name="P6" draw:layer="layout" svg:width="2.153cm" svg:height="1.034cm" svg:x="17.5cm" svg:y="2.85cm">
          <draw:text-box>
            <text:p><text:span text:style-name="T2">check</text:span></text:p>
          </draw:text-box>
        </draw:frame>
        <draw:custom-shape draw:style-name="gr10" draw:text-style-name="P1" draw:layer="layout" svg:width="4.25cm" svg:height="3.5cm" svg:x="1.224cm" svg:y="19.16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73cm" svg:height="1.034cm" svg:x="1.724cm" svg:y="18.63cm">
          <draw:text-box>
            <text:p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/draw:text-box>
        </draw:frame>
        <draw:frame draw:style-name="gr4" draw:text-style-name="P3" draw:layer="layout" svg:width="2.303cm" svg:height="2.303cm" svg:x="2.171cm" svg:y="19.861cm">
          <draw:image xlink:href="Pictures/10000001000000F0000000F09A75825DE3E7A54B.png" xlink:type="simple" xlink:show="embed" xlink:actuate="onLoad" draw:mime-type="image/png">
            <text:p/>
          </draw:image>
        </draw:frame>
        <draw:custom-shape draw:style-name="gr5" draw:text-style-name="P1" draw:layer="layout" svg:width="4.25cm" svg:height="3.5cm" svg:x="6.724cm" svg:y="19.16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29cm" svg:height="1.034cm" svg:x="7.124cm" svg:y="18.63cm">
          <draw:text-box>
            <text:p><text:span text:style-name="T1">Assemb</text:span><text:span text:style-name="T1">ler</text:span></text:p>
          </draw:text-box>
        </draw:frame>
        <draw:frame draw:style-name="gr4" draw:text-style-name="P3" draw:layer="layout" svg:width="2.821cm" svg:height="2.821cm" svg:x="7.474cm" svg:y="19.659cm">
          <draw:image xlink:href="Pictures/100000010000008000000080070FF97CCD7BC6F7.png" xlink:type="simple" xlink:show="embed" xlink:actuate="onLoad" draw:mime-type="image/png">
            <text:p/>
          </draw:image>
        </draw:frame>
        <draw:custom-shape draw:style-name="gr5" draw:text-style-name="P1" draw:layer="layout" svg:width="4.25cm" svg:height="3.5cm" svg:x="12.224cm" svg:y="19.1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59cm" svg:height="1.034cm" svg:x="12.774cm" svg:y="18.596cm">
          <draw:text-box>
            <text:p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o</text:span><text:span text:style-name="T1">r</text:span></text:p>
          </draw:text-box>
        </draw:frame>
        <draw:custom-shape draw:style-name="gr6" draw:text-style-name="P4" draw:layer="layout" svg:width="2cm" svg:height="2.25cm" svg:x="1.25cm" svg:y="16.25cm">
          <text:p text:style-name="P3"><text:span text:style-name="T2">pwn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4cm" svg:y1="15.05cm" svg:x2="9.25cm" svg:y2="15.05cm">
          <text:p/>
        </draw:line>
        <draw:line draw:style-name="gr7" draw:text-style-name="P5" draw:layer="layout" svg:x1="10.974cm" svg:y1="20.914cm" svg:x2="12.224cm" svg:y2="20.914cm">
          <text:p/>
        </draw:line>
        <draw:custom-shape draw:style-name="gr8" draw:text-style-name="P4" draw:layer="layout" svg:width="2.25cm" svg:height="2.25cm" svg:x="4.25cm" svg:y="16.2cm">
          <text:p text:style-name="P3"><text:span text:style-name="T2">nasm</text:span></text:p>
          <text:p text:style-name="P3"><text:span text:style-name="T2">code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2.25cm" svg:height="2.25cm" svg:x="10.474cm" svg:y="21.664cm">
          <text:p text:style-name="P3"><text:span text:style-name="T2">ELF</text:span></text:p>
          <draw:enhanced-geometry svg:viewBox="0 0 21600 21600" draw:glue-points="10800 0 0 10800 10800 21600 21600 10800" draw:text-areas="0 0 21600 ?f11" draw:mirror-horizontal="false" draw:mirror-vertical="false" draw:type="paper" draw:modifiers="17044.677661169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3" draw:layer="layout" svg:width="1.25cm" svg:height="1.495cm" svg:x="13.6cm" svg:y="16.548cm">
          <draw:image xlink:href="Pictures/10000001000001AC00000200D3C33C10E7CC43E1.png" xlink:type="simple" xlink:show="embed" xlink:actuate="onLoad" draw:mime-type="image/png">
            <text:p/>
          </draw:image>
        </draw:frame>
        <draw:line draw:style-name="gr7" draw:text-style-name="P5" draw:layer="layout" svg:x1="12cm" svg:y1="17cm" svg:x2="14.224cm" svg:y2="18.814cm">
          <text:p/>
        </draw:line>
        <draw:frame draw:style-name="gr3" draw:text-style-name="P6" draw:layer="layout" svg:width="1.958cm" svg:height="1.034cm" svg:x="13.2cm" svg:y="15.566cm">
          <draw:text-box>
            <text:p><text:span text:style-name="T2">input</text:span></text:p>
          </draw:text-box>
        </draw:frame>
        <draw:frame draw:style-name="gr4" draw:text-style-name="P3" draw:layer="layout" svg:width="1.75cm" svg:height="2.093cm" svg:x="17.724cm" svg:y="19.821cm">
          <draw:image xlink:href="Pictures/10000001000001AC00000200D3C33C10E7CC43E1.png" xlink:type="simple" xlink:show="embed" xlink:actuate="onLoad" draw:mime-type="image/png">
            <text:p/>
          </draw:image>
        </draw:frame>
        <draw:line draw:style-name="gr7" draw:text-style-name="P5" draw:layer="layout" svg:x1="16.474cm" svg:y1="20.914cm" svg:x2="17.724cm" svg:y2="20.914cm">
          <text:p/>
        </draw:line>
        <draw:frame draw:style-name="gr3" draw:text-style-name="P6" draw:layer="layout" svg:width="2.314cm" svg:height="1.034cm" svg:x="17.31cm" svg:y="18.63cm">
          <draw:text-box>
            <text:p><text:span text:style-name="T2">output</text:span></text:p>
          </draw:text-box>
        </draw:frame>
        <draw:line draw:style-name="gr7" draw:text-style-name="P5" draw:layer="layout" svg:x1="18.5cm" svg:y1="14.75cm" svg:x2="12.25cm" svg:y2="14.75cm">
          <text:p/>
        </draw:line>
        <draw:frame draw:style-name="gr3" draw:text-style-name="P8" draw:layer="layout" svg:width="4.503cm" svg:height="0.954cm" svg:x="13.25cm" svg:y="13.75cm">
          <draw:text-box>
            <text:p text:style-name="P7"><text:span text:style-name="T3">④</text:span><text:span text:style-name="T3">Steal the flag</text:span></text:p>
          </draw:text-box>
        </draw:frame>
        <draw:frame draw:style-name="gr4" draw:text-style-name="P3" draw:layer="layout" svg:width="2.901cm" svg:height="2.561cm" svg:x="9.349cm" svg:y="14.189cm">
          <draw:image xlink:href="Pictures/1000000100000200000001C4E246F8DB77EE6A1B.png" xlink:type="simple" xlink:show="embed" xlink:actuate="onLoad" draw:mime-type="image/png">
            <text:p/>
          </draw:image>
        </draw:frame>
        <draw:line draw:style-name="gr7" draw:text-style-name="P5" draw:layer="layout" svg:x1="3.5cm" svg:y1="14.5cm" svg:x2="3.5cm" svg:y2="18.75cm">
          <text:p/>
        </draw:line>
        <draw:frame draw:style-name="gr4" draw:text-style-name="P3" draw:layer="layout" svg:width="1.25cm" svg:height="1.317cm" svg:x="15cm" svg:y="9.183cm">
          <draw:image xlink:href="Pictures/10000001000001E6000002006DEB4C2F1DE6A313.png" xlink:type="simple" xlink:show="embed" xlink:actuate="onLoad" draw:mime-type="image/png">
            <text:p/>
          </draw:image>
        </draw:frame>
        <draw:frame draw:style-name="gr4" draw:text-style-name="P3" draw:layer="layout" svg:width="2.416cm" svg:height="2.416cm" svg:x="12.684cm" svg:y="8cm">
          <draw:image xlink:href="Pictures/10000001000002000000020041C20BB6B4D3AB91.png" xlink:type="simple" xlink:show="embed" xlink:actuate="onLoad" draw:mime-type="image/png">
            <text:p/>
          </draw:image>
        </draw:frame>
        <draw:frame draw:style-name="gr4" draw:text-style-name="P3" draw:layer="layout" svg:width="1.25cm" svg:height="1.317cm" svg:x="15cm" svg:y="20.983cm">
          <draw:image xlink:href="Pictures/10000001000001E6000002006DEB4C2F1DE6A313.png" xlink:type="simple" xlink:show="embed" xlink:actuate="onLoad" draw:mime-type="image/png">
            <text:p/>
          </draw:image>
        </draw:frame>
        <draw:frame draw:style-name="gr4" draw:text-style-name="P3" draw:layer="layout" svg:width="2.416cm" svg:height="2.416cm" svg:x="12.684cm" svg:y="19.8cm">
          <draw:image xlink:href="Pictures/10000001000002000000020041C20BB6B4D3AB91.png" xlink:type="simple" xlink:show="embed" xlink:actuate="onLoad" draw:mime-type="image/png">
            <text:p/>
          </draw:image>
        </draw:frame>
        <draw:line draw:style-name="gr11" draw:text-style-name="P5" draw:layer="layout" svg:x1="3.5cm" svg:y1="14.524cm" svg:x2="9.25cm" svg:y2="14.55cm">
          <text:p/>
        </draw:line>
        <draw:frame draw:style-name="gr3" draw:text-style-name="P9" draw:layer="layout" svg:width="5.26cm" svg:height="0.954cm" svg:x="3.75cm" svg:y="13.45cm">
          <draw:text-box>
            <text:p><text:span text:style-name="T4">①</text:span><text:span text:style-name="T4">C</text:span><text:span text:style-name="T4">o</text:span><text:span text:style-name="T4">m</text:span><text:span text:style-name="T4">p</text:span><text:span text:style-name="T4">i</text:span><text:span text:style-name="T4">l</text:span><text:span text:style-name="T4">e</text:span><text:span text:style-name="T4"> </text:span><text:span text:style-name="T4">e</text:span><text:span text:style-name="T4">x</text:span><text:span text:style-name="T4">p</text:span><text:span text:style-name="T4">l</text:span><text:span text:style-name="T4">o</text:span><text:span text:style-name="T4">i</text:span><text:span text:style-name="T4">t</text:span></text:p>
          </draw:text-box>
        </draw:frame>
        <draw:line draw:style-name="gr11" draw:text-style-name="P5" draw:layer="layout" svg:x1="4cm" svg:y1="15cm" svg:x2="4cm" svg:y2="18.5cm">
          <text:p/>
        </draw:line>
        <draw:frame draw:style-name="gr3" draw:text-style-name="P9" draw:layer="layout" svg:width="3.419cm" svg:height="0.954cm" svg:x="4.67cm" svg:y="15.046cm">
          <draw:text-box>
            <text:p><text:span text:style-name="T4">②</text:span><text:span text:style-name="T4">Get code</text:span></text:p>
          </draw:text-box>
        </draw:frame>
        <draw:line draw:style-name="gr7" draw:text-style-name="P5" draw:layer="layout" svg:x1="10.75cm" svg:y1="17cm" svg:x2="9cm" svg:y2="18.75cm">
          <text:p/>
        </draw:line>
        <draw:frame draw:style-name="gr3" draw:text-style-name="P9" draw:layer="layout" svg:width="3.19cm" svg:height="0.954cm" svg:x="7.15cm" svg:y="16.796cm">
          <draw:text-box>
            <text:p><text:span text:style-name="T4">③</text:span><text:span text:style-name="T4">Execute</text:span></text:p>
          </draw:text-box>
        </draw:frame>
        <draw:frame draw:style-name="gr4" draw:text-style-name="P3" draw:layer="layout" svg:width="1.25cm" svg:height="1.317cm" svg:x="18.5cm" svg:y="21.25cm">
          <draw:image xlink:href="Pictures/10000001000001E6000002006DEB4C2F1DE6A313.png" xlink:type="simple" xlink:show="embed" xlink:actuate="onLoad" draw:mime-type="image/png">
            <text:p/>
          </draw:image>
        </draw:frame>
        <draw:line draw:style-name="gr11" draw:text-style-name="P5" draw:layer="layout" svg:x1="18.5cm" svg:y1="14.75cm" svg:x2="18.5cm" svg:y2="18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21:27:19.136269079</meta:creation-date>
    <meta:generator>LibreOffice/7.3.7.2$Linux_X86_64 LibreOffice_project/30$Build-2</meta:generator>
    <dc:date>2023-01-08T22:19:34.904550487</dc:date>
    <meta:editing-duration>PT41M53S</meta:editing-duration>
    <meta:editing-cycles>8</meta:editing-cycles>
    <meta:document-statistic meta:object-count="60"/>
  </office:meta>
</office:document-meta>
</file>